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223.34mm" svg:height="116.08mm" svg:x="185.98mm" svg:y="4.25mm">
            <draw:object draw:notify-on-update-of-ranges="results.A37:results.B37 results.G37:results.G54 results.A1:results.B1 results.G1:results.G18 results.A23:results.B23 results.G19:results.G36 results.A73:results.B73 results.G73:results.G90 results.A310:results.B310 results.G307:results.G324 results.A325:results.B325 results.G325:results.G342 results.A55:results.B55 results.G55:results.G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6908" calcext:value-type="float">
            <text:p>12.6908</text:p>
          </table:table-cell>
          <table:table-cell office:value-type="float" office:value="-0.281329" calcext:value-type="float">
            <text:p>-0.28132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3534" calcext:value-type="float">
            <text:p>12.3534</text:p>
          </table:table-cell>
          <table:table-cell office:value-type="float" office:value="0.0893323" calcext:value-type="float">
            <text:p>0.08933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2.3379" calcext:value-type="float">
            <text:p>12.3379</text:p>
          </table:table-cell>
          <table:table-cell office:value-type="float" office:value="-1.57827" calcext:value-type="float">
            <text:p>-1.5782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7" calcext:value-type="float">
            <text:p>12.7</text:p>
          </table:table-cell>
          <table:table-cell office:value-type="float" office:value="1.31616" calcext:value-type="float">
            <text:p>1.3161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8295" calcext:value-type="float">
            <text:p>13.8295</text:p>
          </table:table-cell>
          <table:table-cell office:value-type="float" office:value="3.3117" calcext:value-type="float">
            <text:p>3.311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2.1823" calcext:value-type="float">
            <text:p>12.1823</text:p>
          </table:table-cell>
          <table:table-cell office:value-type="float" office:value="5.03419" calcext:value-type="float">
            <text:p>5.034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9291" calcext:value-type="float">
            <text:p>12.9291</text:p>
          </table:table-cell>
          <table:table-cell office:value-type="float" office:value="-3.49481" calcext:value-type="float">
            <text:p>-3.4948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3971" calcext:value-type="float">
            <text:p>12.3971</text:p>
          </table:table-cell>
          <table:table-cell office:value-type="float" office:value="-6.39039" calcext:value-type="float">
            <text:p>-6.390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4101" calcext:value-type="float">
            <text:p>12.4101</text:p>
          </table:table-cell>
          <table:table-cell office:value-type="float" office:value="-3.47929" calcext:value-type="float">
            <text:p>-3.4792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8281" calcext:value-type="float">
            <text:p>13.8281</text:p>
          </table:table-cell>
          <table:table-cell office:value-type="float" office:value="0.0984816" calcext:value-type="float">
            <text:p>0.098481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2.0998" calcext:value-type="float">
            <text:p>12.0998</text:p>
          </table:table-cell>
          <table:table-cell office:value-type="float" office:value="2.30783" calcext:value-type="float">
            <text:p>2.307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2.5922" calcext:value-type="float">
            <text:p>12.5922</text:p>
          </table:table-cell>
          <table:table-cell office:value-type="float" office:value="3.38713" calcext:value-type="float">
            <text:p>3.3871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6909" calcext:value-type="float">
            <text:p>11.6909</text:p>
          </table:table-cell>
          <table:table-cell office:value-type="float" office:value="2.4678" calcext:value-type="float">
            <text:p>2.467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0.533852" calcext:value-type="float">
            <text:p>0.5338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1.1439" calcext:value-type="float">
            <text:p>11.1439</text:p>
          </table:table-cell>
          <table:table-cell office:value-type="float" office:value="3.04973" calcext:value-type="float">
            <text:p>3.0497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1636" calcext:value-type="float">
            <text:p>11.1636</text:p>
          </table:table-cell>
          <table:table-cell office:value-type="float" office:value="2.34968" calcext:value-type="float">
            <text:p>2.3496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0.5169" calcext:value-type="float">
            <text:p>10.5169</text:p>
          </table:table-cell>
          <table:table-cell office:value-type="float" office:value="0.665509" calcext:value-type="float">
            <text:p>0.66550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1.7624" calcext:value-type="float">
            <text:p>11.7624</text:p>
          </table:table-cell>
          <table:table-cell office:value-type="float" office:value="3.45261" calcext:value-type="float">
            <text:p>3.4526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3344" calcext:value-type="float">
            <text:p>11.3344</text:p>
          </table:table-cell>
          <table:table-cell office:value-type="float" office:value="-1.63779" calcext:value-type="float">
            <text:p>-1.6377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3289" calcext:value-type="float">
            <text:p>12.3289</text:p>
          </table:table-cell>
          <table:table-cell office:value-type="float" office:value="0.0648165" calcext:value-type="float">
            <text:p>0.064816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2.318" calcext:value-type="float">
            <text:p>12.318</text:p>
          </table:table-cell>
          <table:table-cell office:value-type="float" office:value="-1.59812" calcext:value-type="float">
            <text:p>-1.598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6028" calcext:value-type="float">
            <text:p>12.6028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2618" calcext:value-type="float">
            <text:p>13.2618</text:p>
          </table:table-cell>
          <table:table-cell office:value-type="float" office:value="2.74401" calcext:value-type="float">
            <text:p>2.7440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2.4106" calcext:value-type="float">
            <text:p>12.4106</text:p>
          </table:table-cell>
          <table:table-cell office:value-type="float" office:value="5.26252" calcext:value-type="float">
            <text:p>5.262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6643" calcext:value-type="float">
            <text:p>13.6643</text:p>
          </table:table-cell>
          <table:table-cell office:value-type="float" office:value="-2.75964" calcext:value-type="float">
            <text:p>-2.7596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7764" calcext:value-type="float">
            <text:p>12.7764</text:p>
          </table:table-cell>
          <table:table-cell office:value-type="float" office:value="-6.01115" calcext:value-type="float">
            <text:p>-6.0111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4634" calcext:value-type="float">
            <text:p>12.4634</text:p>
          </table:table-cell>
          <table:table-cell office:value-type="float" office:value="-3.42601" calcext:value-type="float">
            <text:p>-3.4260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2.8653" calcext:value-type="float">
            <text:p>12.8653</text:p>
          </table:table-cell>
          <table:table-cell office:value-type="float" office:value="-0.864372" calcext:value-type="float">
            <text:p>-0.86437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947" calcext:value-type="float">
            <text:p>11.947</text:p>
          </table:table-cell>
          <table:table-cell office:value-type="float" office:value="2.15502" calcext:value-type="float">
            <text:p>2.155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.99856" calcext:value-type="float">
            <text:p>1.998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7216" calcext:value-type="float">
            <text:p>11.7216</text:p>
          </table:table-cell>
          <table:table-cell office:value-type="float" office:value="2.49858" calcext:value-type="float">
            <text:p>2.4985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7766" calcext:value-type="float">
            <text:p>10.7766</text:p>
          </table:table-cell>
          <table:table-cell office:value-type="float" office:value="-0.191152" calcext:value-type="float">
            <text:p>-0.1911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4391" calcext:value-type="float">
            <text:p>10.4391</text:p>
          </table:table-cell>
          <table:table-cell office:value-type="float" office:value="2.34492" calcext:value-type="float">
            <text:p>2.3449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1523" calcext:value-type="float">
            <text:p>10.1523</text:p>
          </table:table-cell>
          <table:table-cell office:value-type="float" office:value="1.33839" calcext:value-type="float">
            <text:p>1.3383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25534" calcext:value-type="float">
            <text:p>9.25534</text:p>
          </table:table-cell>
          <table:table-cell office:value-type="float" office:value="-0.596065" calcext:value-type="float">
            <text:p>-0.59606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1.3881" calcext:value-type="float">
            <text:p>11.3881</text:p>
          </table:table-cell>
          <table:table-cell office:value-type="float" office:value="3.07833" calcext:value-type="float">
            <text:p>3.0783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2747" calcext:value-type="float">
            <text:p>12.2747</text:p>
          </table:table-cell>
          <table:table-cell office:value-type="float" office:value="-0.697477" calcext:value-type="float">
            <text:p>-0.69747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3986" calcext:value-type="float">
            <text:p>11.3986</text:p>
          </table:table-cell>
          <table:table-cell office:value-type="float" office:value="-0.865456" calcext:value-type="float">
            <text:p>-0.8654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4.0617" calcext:value-type="float">
            <text:p>14.0617</text:p>
          </table:table-cell>
          <table:table-cell office:value-type="float" office:value="0.145548" calcext:value-type="float">
            <text:p>0.14554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3.1232" calcext:value-type="float">
            <text:p>13.1232</text:p>
          </table:table-cell>
          <table:table-cell office:value-type="float" office:value="1.73932" calcext:value-type="float">
            <text:p>1.7393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4.3519" calcext:value-type="float">
            <text:p>14.3519</text:p>
          </table:table-cell>
          <table:table-cell office:value-type="float" office:value="3.83406" calcext:value-type="float">
            <text:p>3.8340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2.828" calcext:value-type="float">
            <text:p>12.828</text:p>
          </table:table-cell>
          <table:table-cell office:value-type="float" office:value="5.6799" calcext:value-type="float">
            <text:p>5.679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409" calcext:value-type="float">
            <text:p>12.409</text:p>
          </table:table-cell>
          <table:table-cell office:value-type="float" office:value="-4.01493" calcext:value-type="float">
            <text:p>-4.0149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6899" calcext:value-type="float">
            <text:p>12.6899</text:p>
          </table:table-cell>
          <table:table-cell office:value-type="float" office:value="-6.09757" calcext:value-type="float">
            <text:p>-6.0975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5506" calcext:value-type="float">
            <text:p>12.5506</text:p>
          </table:table-cell>
          <table:table-cell office:value-type="float" office:value="-3.3388" calcext:value-type="float">
            <text:p>-3.338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2.6708" calcext:value-type="float">
            <text:p>12.6708</text:p>
          </table:table-cell>
          <table:table-cell office:value-type="float" office:value="-1.05882" calcext:value-type="float">
            <text:p>-1.0588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8062" calcext:value-type="float">
            <text:p>11.8062</text:p>
          </table:table-cell>
          <table:table-cell office:value-type="float" office:value="2.01425" calcext:value-type="float">
            <text:p>2.0142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1726" calcext:value-type="float">
            <text:p>11.1726</text:p>
          </table:table-cell>
          <table:table-cell office:value-type="float" office:value="1.96758" calcext:value-type="float">
            <text:p>1.9675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5632" calcext:value-type="float">
            <text:p>11.5632</text:p>
          </table:table-cell>
          <table:table-cell office:value-type="float" office:value="2.34009" calcext:value-type="float">
            <text:p>2.3400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3432" calcext:value-type="float">
            <text:p>11.3432</text:p>
          </table:table-cell>
          <table:table-cell office:value-type="float" office:value="0.375409" calcext:value-type="float">
            <text:p>0.37540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8743" calcext:value-type="float">
            <text:p>10.8743</text:p>
          </table:table-cell>
          <table:table-cell office:value-type="float" office:value="2.78006" calcext:value-type="float">
            <text:p>2.7800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1671" calcext:value-type="float">
            <text:p>10.1671</text:p>
          </table:table-cell>
          <table:table-cell office:value-type="float" office:value="1.35314" calcext:value-type="float">
            <text:p>1.3531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44764" calcext:value-type="float">
            <text:p>9.44764</text:p>
          </table:table-cell>
          <table:table-cell office:value-type="float" office:value="-0.403766" calcext:value-type="float">
            <text:p>-0.40376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0.6624" calcext:value-type="float">
            <text:p>10.6624</text:p>
          </table:table-cell>
          <table:table-cell office:value-type="float" office:value="2.35264" calcext:value-type="float">
            <text:p>2.35264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3445" calcext:value-type="float">
            <text:p>12.3445</text:p>
          </table:table-cell>
          <table:table-cell office:value-type="float" office:value="-0.62766" calcext:value-type="float">
            <text:p>-0.62766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4.0983" calcext:value-type="float">
            <text:p>14.0983</text:p>
          </table:table-cell>
          <table:table-cell office:value-type="float" office:value="1.83422" calcext:value-type="float">
            <text:p>1.83422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2.8828" calcext:value-type="float">
            <text:p>12.8828</text:p>
          </table:table-cell>
          <table:table-cell office:value-type="float" office:value="-1.0333" calcext:value-type="float">
            <text:p>-1.0333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4.4781" calcext:value-type="float">
            <text:p>14.4781</text:p>
          </table:table-cell>
          <table:table-cell office:value-type="float" office:value="3.09422" calcext:value-type="float">
            <text:p>3.09422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6.7468" calcext:value-type="float">
            <text:p>16.7468</text:p>
          </table:table-cell>
          <table:table-cell office:value-type="float" office:value="6.22894" calcext:value-type="float">
            <text:p>6.22894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8675" calcext:value-type="float">
            <text:p>13.8675</text:p>
          </table:table-cell>
          <table:table-cell office:value-type="float" office:value="6.71939" calcext:value-type="float">
            <text:p>6.71939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5.3467" calcext:value-type="float">
            <text:p>15.3467</text:p>
          </table:table-cell>
          <table:table-cell office:value-type="float" office:value="-1.07721" calcext:value-type="float">
            <text:p>-1.07721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4.1379" calcext:value-type="float">
            <text:p>14.1379</text:p>
          </table:table-cell>
          <table:table-cell office:value-type="float" office:value="-4.64959" calcext:value-type="float">
            <text:p>-4.64959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3.8398" calcext:value-type="float">
            <text:p>13.8398</text:p>
          </table:table-cell>
          <table:table-cell office:value-type="float" office:value="-2.04961" calcext:value-type="float">
            <text:p>-2.04961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1.5483" calcext:value-type="float">
            <text:p>11.5483</text:p>
          </table:table-cell>
          <table:table-cell office:value-type="float" office:value="-2.18137" calcext:value-type="float">
            <text:p>-2.18137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2.1341" calcext:value-type="float">
            <text:p>12.1341</text:p>
          </table:table-cell>
          <table:table-cell office:value-type="float" office:value="2.34213" calcext:value-type="float">
            <text:p>2.34213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0555" calcext:value-type="float">
            <text:p>11.0555</text:p>
          </table:table-cell>
          <table:table-cell office:value-type="float" office:value="1.85047" calcext:value-type="float">
            <text:p>1.85047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2852" calcext:value-type="float">
            <text:p>11.2852</text:p>
          </table:table-cell>
          <table:table-cell office:value-type="float" office:value="2.06215" calcext:value-type="float">
            <text:p>2.06215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5845" calcext:value-type="float">
            <text:p>10.5845</text:p>
          </table:table-cell>
          <table:table-cell office:value-type="float" office:value="-0.383267" calcext:value-type="float">
            <text:p>-0.383267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1989" calcext:value-type="float">
            <text:p>10.1989</text:p>
          </table:table-cell>
          <table:table-cell office:value-type="float" office:value="2.10468" calcext:value-type="float">
            <text:p>2.10468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9.81358" calcext:value-type="float">
            <text:p>9.81358</text:p>
          </table:table-cell>
          <table:table-cell office:value-type="float" office:value="0.999652" calcext:value-type="float">
            <text:p>0.999652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06448" calcext:value-type="float">
            <text:p>9.06448</text:p>
          </table:table-cell>
          <table:table-cell office:value-type="float" office:value="-0.786929" calcext:value-type="float">
            <text:p>-0.786929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8.974" calcext:value-type="float">
            <text:p>8.974</text:p>
          </table:table-cell>
          <table:table-cell office:value-type="float" office:value="0.664225" calcext:value-type="float">
            <text:p>0.66422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0.929763" calcext:value-type="float">
            <text:p>0.92976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0.72357" calcext:value-type="float">
            <text:p>0.7235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3.2474" calcext:value-type="float">
            <text:p>13.2474</text:p>
          </table:table-cell>
          <table:table-cell office:value-type="float" office:value="-0.668687" calcext:value-type="float">
            <text:p>-0.66868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8899" calcext:value-type="float">
            <text:p>12.8899</text:p>
          </table:table-cell>
          <table:table-cell office:value-type="float" office:value="1.50606" calcext:value-type="float">
            <text:p>1.5060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2.92977" calcext:value-type="float">
            <text:p>2.9297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6.37845" calcext:value-type="float">
            <text:p>6.378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-3.7067" calcext:value-type="float">
            <text:p>-3.706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3.712" calcext:value-type="float">
            <text:p>13.712</text:p>
          </table:table-cell>
          <table:table-cell office:value-type="float" office:value="-5.07555" calcext:value-type="float">
            <text:p>-5.0755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-4.37676" calcext:value-type="float">
            <text:p>-4.376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456" calcext:value-type="float">
            <text:p>13.456</text:p>
          </table:table-cell>
          <table:table-cell office:value-type="float" office:value="-0.273622" calcext:value-type="float">
            <text:p>-0.27362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9816" calcext:value-type="float">
            <text:p>11.9816</text:p>
          </table:table-cell>
          <table:table-cell office:value-type="float" office:value="2.18961" calcext:value-type="float">
            <text:p>2.1896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2.60844" calcext:value-type="float">
            <text:p>2.6084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2.81362" calcext:value-type="float">
            <text:p>2.8136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342" calcext:value-type="float">
            <text:p>11.342</text:p>
          </table:table-cell>
          <table:table-cell office:value-type="float" office:value="0.374245" calcext:value-type="float">
            <text:p>0.3742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9.07784" calcext:value-type="float">
            <text:p>9.07784</text:p>
          </table:table-cell>
          <table:table-cell office:value-type="float" office:value="0.983627" calcext:value-type="float">
            <text:p>0.98362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.64732" calcext:value-type="float">
            <text:p>1.6473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1.83092" calcext:value-type="float">
            <text:p>1.8309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9.73863" calcext:value-type="float">
            <text:p>9.73863</text:p>
          </table:table-cell>
          <table:table-cell office:value-type="float" office:value="1.42885" calcext:value-type="float">
            <text:p>1.42885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0.873" calcext:value-type="float">
            <text:p>100.873</text:p>
          </table:table-cell>
          <table:table-cell office:value-type="float" office:value="87.9004" calcext:value-type="float">
            <text:p>87.9004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0.7511" calcext:value-type="float">
            <text:p>10.7511</text:p>
          </table:table-cell>
          <table:table-cell office:value-type="float" office:value="-1.5129" calcext:value-type="float">
            <text:p>-1.5129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6.6755" calcext:value-type="float">
            <text:p>16.6755</text:p>
          </table:table-cell>
          <table:table-cell office:value-type="float" office:value="2.75936" calcext:value-type="float">
            <text:p>2.75936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30.3839" calcext:value-type="float">
            <text:p>30.38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32.5463" calcext:value-type="float">
            <text:p>32.5463</text:p>
          </table:table-cell>
          <table:table-cell office:value-type="float" office:value="22.0285" calcext:value-type="float">
            <text:p>22.0285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52.439" calcext:value-type="float">
            <text:p>152.439</text:p>
          </table:table-cell>
          <table:table-cell office:value-type="float" office:value="145.291" calcext:value-type="float">
            <text:p>145.291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216.716" calcext:value-type="float">
            <text:p>216.716</text:p>
          </table:table-cell>
          <table:table-cell office:value-type="float" office:value="200.292" calcext:value-type="float">
            <text:p>200.292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9.44631" calcext:value-type="float">
            <text:p>9.44631</text:p>
          </table:table-cell>
          <table:table-cell office:value-type="float" office:value="-9.34121" calcext:value-type="float">
            <text:p>-9.34121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21.4942" calcext:value-type="float">
            <text:p>21.4942</text:p>
          </table:table-cell>
          <table:table-cell office:value-type="float" office:value="5.60484" calcext:value-type="float">
            <text:p>5.60484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6.9407" calcext:value-type="float">
            <text:p>16.9407</text:p>
          </table:table-cell>
          <table:table-cell office:value-type="float" office:value="3.21105" calcext:value-type="float">
            <text:p>3.21105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8.28796" calcext:value-type="float">
            <text:p>8.28796</text:p>
          </table:table-cell>
          <table:table-cell office:value-type="float" office:value="-1.504" calcext:value-type="float">
            <text:p>-1.504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35.6408" calcext:value-type="float">
            <text:p>35.6408</text:p>
          </table:table-cell>
          <table:table-cell office:value-type="float" office:value="26.4358" calcext:value-type="float">
            <text:p>26.4358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9.77565" calcext:value-type="float">
            <text:p>9.77565</text:p>
          </table:table-cell>
          <table:table-cell office:value-type="float" office:value="0.552582" calcext:value-type="float">
            <text:p>0.552582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9.5729" calcext:value-type="float">
            <text:p>9.5729</text:p>
          </table:table-cell>
          <table:table-cell office:value-type="float" office:value="-1.39486" calcext:value-type="float">
            <text:p>-1.39486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2.8965" calcext:value-type="float">
            <text:p>12.8965</text:p>
          </table:table-cell>
          <table:table-cell office:value-type="float" office:value="4.80229" calcext:value-type="float">
            <text:p>4.80229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3898" calcext:value-type="float">
            <text:p>11.3898</text:p>
          </table:table-cell>
          <table:table-cell office:value-type="float" office:value="2.57586" calcext:value-type="float">
            <text:p>2.57586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2.8853" calcext:value-type="float">
            <text:p>12.8853</text:p>
          </table:table-cell>
          <table:table-cell office:value-type="float" office:value="3.03389" calcext:value-type="float">
            <text:p>3.03389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29.89" calcext:value-type="float">
            <text:p>29.89</text:p>
          </table:table-cell>
          <table:table-cell office:value-type="float" office:value="21.5802" calcext:value-type="float">
            <text:p>21.58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7503" calcext:value-type="float">
            <text:p>11.7503</text:p>
          </table:table-cell>
          <table:table-cell office:value-type="float" office:value="-1.2219" calcext:value-type="float">
            <text:p>-1.221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83" calcext:value-type="float">
            <text:p>11.7583</text:p>
          </table:table-cell>
          <table:table-cell office:value-type="float" office:value="-0.505707" calcext:value-type="float">
            <text:p>-0.50570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3.955" calcext:value-type="float">
            <text:p>13.955</text:p>
          </table:table-cell>
          <table:table-cell office:value-type="float" office:value="0.0389099" calcext:value-type="float">
            <text:p>0.038909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3.1371" calcext:value-type="float">
            <text:p>13.1371</text:p>
          </table:table-cell>
          <table:table-cell office:value-type="float" office:value="1.75321" calcext:value-type="float">
            <text:p>1.7532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4.8298" calcext:value-type="float">
            <text:p>14.8298</text:p>
          </table:table-cell>
          <table:table-cell office:value-type="float" office:value="4.31194" calcext:value-type="float">
            <text:p>4.3119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5942" calcext:value-type="float">
            <text:p>13.5942</text:p>
          </table:table-cell>
          <table:table-cell office:value-type="float" office:value="6.44604" calcext:value-type="float">
            <text:p>6.4460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2774" calcext:value-type="float">
            <text:p>13.2774</text:p>
          </table:table-cell>
          <table:table-cell office:value-type="float" office:value="-3.14647" calcext:value-type="float">
            <text:p>-3.1464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7751" calcext:value-type="float">
            <text:p>12.7751</text:p>
          </table:table-cell>
          <table:table-cell office:value-type="float" office:value="-6.01241" calcext:value-type="float">
            <text:p>-6.0124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8008" calcext:value-type="float">
            <text:p>12.8008</text:p>
          </table:table-cell>
          <table:table-cell office:value-type="float" office:value="-3.08861" calcext:value-type="float">
            <text:p>-3.0886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0092" calcext:value-type="float">
            <text:p>13.0092</text:p>
          </table:table-cell>
          <table:table-cell office:value-type="float" office:value="-0.720406" calcext:value-type="float">
            <text:p>-0.72040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8734" calcext:value-type="float">
            <text:p>11.8734</text:p>
          </table:table-cell>
          <table:table-cell office:value-type="float" office:value="2.08142" calcext:value-type="float">
            <text:p>2.0814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5256" calcext:value-type="float">
            <text:p>11.5256</text:p>
          </table:table-cell>
          <table:table-cell office:value-type="float" office:value="2.32049" calcext:value-type="float">
            <text:p>2.3204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7066" calcext:value-type="float">
            <text:p>11.7066</text:p>
          </table:table-cell>
          <table:table-cell office:value-type="float" office:value="2.48349" calcext:value-type="float">
            <text:p>2.4834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6452" calcext:value-type="float">
            <text:p>10.6452</text:p>
          </table:table-cell>
          <table:table-cell office:value-type="float" office:value="-0.322602" calcext:value-type="float">
            <text:p>-0.3226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1.5312" calcext:value-type="float">
            <text:p>11.5312</text:p>
          </table:table-cell>
          <table:table-cell office:value-type="float" office:value="3.43695" calcext:value-type="float">
            <text:p>3.4369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323" calcext:value-type="float">
            <text:p>10.323</text:p>
          </table:table-cell>
          <table:table-cell office:value-type="float" office:value="1.50911" calcext:value-type="float">
            <text:p>1.5091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89452" calcext:value-type="float">
            <text:p>9.89452</text:p>
          </table:table-cell>
          <table:table-cell office:value-type="float" office:value="0.0431204" calcext:value-type="float">
            <text:p>0.043120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1.5081" calcext:value-type="float">
            <text:p>11.5081</text:p>
          </table:table-cell>
          <table:table-cell office:value-type="float" office:value="3.1983" calcext:value-type="float">
            <text:p>3.19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9231" calcext:value-type="float">
            <text:p>13.9231</text:p>
          </table:table-cell>
          <table:table-cell office:value-type="float" office:value="0.950922" calcext:value-type="float">
            <text:p>0.95092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3423" calcext:value-type="float">
            <text:p>13.3423</text:p>
          </table:table-cell>
          <table:table-cell office:value-type="float" office:value="1.07823" calcext:value-type="float">
            <text:p>1.078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6.4158" calcext:value-type="float">
            <text:p>16.4158</text:p>
          </table:table-cell>
          <table:table-cell office:value-type="float" office:value="2.49969" calcext:value-type="float">
            <text:p>2.4996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9.3254" calcext:value-type="float">
            <text:p>19.3254</text:p>
          </table:table-cell>
          <table:table-cell office:value-type="float" office:value="7.94151" calcext:value-type="float">
            <text:p>7.9415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8.6043" calcext:value-type="float">
            <text:p>18.6043</text:p>
          </table:table-cell>
          <table:table-cell office:value-type="float" office:value="8.08652" calcext:value-type="float">
            <text:p>8.086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4.6768" calcext:value-type="float">
            <text:p>14.6768</text:p>
          </table:table-cell>
          <table:table-cell office:value-type="float" office:value="7.5287" calcext:value-type="float">
            <text:p>7.528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6.7115" calcext:value-type="float">
            <text:p>16.7115</text:p>
          </table:table-cell>
          <table:table-cell office:value-type="float" office:value="0.287594" calcext:value-type="float">
            <text:p>0.28759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9.0379" calcext:value-type="float">
            <text:p>19.0379</text:p>
          </table:table-cell>
          <table:table-cell office:value-type="float" office:value="0.250386" calcext:value-type="float">
            <text:p>0.25038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4498" calcext:value-type="float">
            <text:p>14.4498</text:p>
          </table:table-cell>
          <table:table-cell office:value-type="float" office:value="-1.43956" calcext:value-type="float">
            <text:p>-1.439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0837" calcext:value-type="float">
            <text:p>13.0837</text:p>
          </table:table-cell>
          <table:table-cell office:value-type="float" office:value="-0.645983" calcext:value-type="float">
            <text:p>-0.6459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2.7001" calcext:value-type="float">
            <text:p>12.7001</text:p>
          </table:table-cell>
          <table:table-cell office:value-type="float" office:value="2.90818" calcext:value-type="float">
            <text:p>2.9081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803" calcext:value-type="float">
            <text:p>11.803</text:p>
          </table:table-cell>
          <table:table-cell office:value-type="float" office:value="2.59792" calcext:value-type="float">
            <text:p>2.5979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3.7436" calcext:value-type="float">
            <text:p>13.7436</text:p>
          </table:table-cell>
          <table:table-cell office:value-type="float" office:value="4.52052" calcext:value-type="float">
            <text:p>4.520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5135" calcext:value-type="float">
            <text:p>11.5135</text:p>
          </table:table-cell>
          <table:table-cell office:value-type="float" office:value="0.545724" calcext:value-type="float">
            <text:p>0.54572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2.6565" calcext:value-type="float">
            <text:p>12.6565</text:p>
          </table:table-cell>
          <table:table-cell office:value-type="float" office:value="4.5623" calcext:value-type="float">
            <text:p>4.562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2297" calcext:value-type="float">
            <text:p>11.2297</text:p>
          </table:table-cell>
          <table:table-cell office:value-type="float" office:value="2.41576" calcext:value-type="float">
            <text:p>2.415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1.4955" calcext:value-type="float">
            <text:p>11.4955</text:p>
          </table:table-cell>
          <table:table-cell office:value-type="float" office:value="1.64412" calcext:value-type="float">
            <text:p>1.6441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2.4321" calcext:value-type="float">
            <text:p>12.4321</text:p>
          </table:table-cell>
          <table:table-cell office:value-type="float" office:value="4.12231" calcext:value-type="float">
            <text:p>4.122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3344" calcext:value-type="float">
            <text:p>11.3344</text:p>
          </table:table-cell>
          <table:table-cell office:value-type="float" office:value="-1.63779" calcext:value-type="float">
            <text:p>-1.6377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2852" calcext:value-type="float">
            <text:p>12.2852</text:p>
          </table:table-cell>
          <table:table-cell office:value-type="float" office:value="0.0211507" calcext:value-type="float">
            <text:p>0.021150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2.0874" calcext:value-type="float">
            <text:p>12.0874</text:p>
          </table:table-cell>
          <table:table-cell office:value-type="float" office:value="-1.82869" calcext:value-type="float">
            <text:p>-1.82869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6846" calcext:value-type="float">
            <text:p>12.6846</text:p>
          </table:table-cell>
          <table:table-cell office:value-type="float" office:value="1.30076" calcext:value-type="float">
            <text:p>1.3007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5097" calcext:value-type="float">
            <text:p>13.5097</text:p>
          </table:table-cell>
          <table:table-cell office:value-type="float" office:value="2.99188" calcext:value-type="float">
            <text:p>2.99188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2.338" calcext:value-type="float">
            <text:p>12.338</text:p>
          </table:table-cell>
          <table:table-cell office:value-type="float" office:value="5.18984" calcext:value-type="float">
            <text:p>5.1898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7099" calcext:value-type="float">
            <text:p>13.7099</text:p>
          </table:table-cell>
          <table:table-cell office:value-type="float" office:value="-2.71402" calcext:value-type="float">
            <text:p>-2.7140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9162" calcext:value-type="float">
            <text:p>12.9162</text:p>
          </table:table-cell>
          <table:table-cell office:value-type="float" office:value="-5.87131" calcext:value-type="float">
            <text:p>-5.8713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2.3288" calcext:value-type="float">
            <text:p>12.3288</text:p>
          </table:table-cell>
          <table:table-cell office:value-type="float" office:value="-3.56054" calcext:value-type="float">
            <text:p>-3.5605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2.8653" calcext:value-type="float">
            <text:p>12.8653</text:p>
          </table:table-cell>
          <table:table-cell office:value-type="float" office:value="-0.864372" calcext:value-type="float">
            <text:p>-0.86437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9748" calcext:value-type="float">
            <text:p>11.9748</text:p>
          </table:table-cell>
          <table:table-cell office:value-type="float" office:value="2.18283" calcext:value-type="float">
            <text:p>2.18283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.99856" calcext:value-type="float">
            <text:p>1.99856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848" calcext:value-type="float">
            <text:p>11.848</text:p>
          </table:table-cell>
          <table:table-cell office:value-type="float" office:value="2.62494" calcext:value-type="float">
            <text:p>2.62494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7766" calcext:value-type="float">
            <text:p>10.7766</text:p>
          </table:table-cell>
          <table:table-cell office:value-type="float" office:value="-0.191152" calcext:value-type="float">
            <text:p>-0.191152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3912" calcext:value-type="float">
            <text:p>10.3912</text:p>
          </table:table-cell>
          <table:table-cell office:value-type="float" office:value="2.29701" calcext:value-type="float">
            <text:p>2.29701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9.97377" calcext:value-type="float">
            <text:p>9.97377</text:p>
          </table:table-cell>
          <table:table-cell office:value-type="float" office:value="1.15985" calcext:value-type="float">
            <text:p>1.1598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25534" calcext:value-type="float">
            <text:p>9.25534</text:p>
          </table:table-cell>
          <table:table-cell office:value-type="float" office:value="-0.596065" calcext:value-type="float">
            <text:p>-0.596065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1.3089" calcext:value-type="float">
            <text:p>11.3089</text:p>
          </table:table-cell>
          <table:table-cell office:value-type="float" office:value="2.99914" calcext:value-type="float">
            <text:p>2.9991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9019" calcext:value-type="float">
            <text:p>13.9019</text:p>
          </table:table-cell>
          <table:table-cell office:value-type="float" office:value="0.929763" calcext:value-type="float">
            <text:p>0.92976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9876" calcext:value-type="float">
            <text:p>12.9876</text:p>
          </table:table-cell>
          <table:table-cell office:value-type="float" office:value="0.72357" calcext:value-type="float">
            <text:p>0.7235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3.2474" calcext:value-type="float">
            <text:p>13.2474</text:p>
          </table:table-cell>
          <table:table-cell office:value-type="float" office:value="-0.668687" calcext:value-type="float">
            <text:p>-0.66868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8899" calcext:value-type="float">
            <text:p>12.8899</text:p>
          </table:table-cell>
          <table:table-cell office:value-type="float" office:value="1.50606" calcext:value-type="float">
            <text:p>1.5060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4476" calcext:value-type="float">
            <text:p>13.4476</text:p>
          </table:table-cell>
          <table:table-cell office:value-type="float" office:value="2.92977" calcext:value-type="float">
            <text:p>2.9297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5266" calcext:value-type="float">
            <text:p>13.5266</text:p>
          </table:table-cell>
          <table:table-cell office:value-type="float" office:value="6.37845" calcext:value-type="float">
            <text:p>6.378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7172" calcext:value-type="float">
            <text:p>12.7172</text:p>
          </table:table-cell>
          <table:table-cell office:value-type="float" office:value="-3.7067" calcext:value-type="float">
            <text:p>-3.706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3.712" calcext:value-type="float">
            <text:p>13.712</text:p>
          </table:table-cell>
          <table:table-cell office:value-type="float" office:value="-5.07555" calcext:value-type="float">
            <text:p>-5.0755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1.5126" calcext:value-type="float">
            <text:p>11.5126</text:p>
          </table:table-cell>
          <table:table-cell office:value-type="float" office:value="-4.37676" calcext:value-type="float">
            <text:p>-4.376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456" calcext:value-type="float">
            <text:p>13.456</text:p>
          </table:table-cell>
          <table:table-cell office:value-type="float" office:value="-0.273622" calcext:value-type="float">
            <text:p>-0.27362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9816" calcext:value-type="float">
            <text:p>11.9816</text:p>
          </table:table-cell>
          <table:table-cell office:value-type="float" office:value="2.18961" calcext:value-type="float">
            <text:p>2.1896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8135" calcext:value-type="float">
            <text:p>11.8135</text:p>
          </table:table-cell>
          <table:table-cell office:value-type="float" office:value="2.60844" calcext:value-type="float">
            <text:p>2.6084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2.0367" calcext:value-type="float">
            <text:p>12.0367</text:p>
          </table:table-cell>
          <table:table-cell office:value-type="float" office:value="2.81362" calcext:value-type="float">
            <text:p>2.8136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342" calcext:value-type="float">
            <text:p>11.342</text:p>
          </table:table-cell>
          <table:table-cell office:value-type="float" office:value="0.374245" calcext:value-type="float">
            <text:p>0.37424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9.07784" calcext:value-type="float">
            <text:p>9.07784</text:p>
          </table:table-cell>
          <table:table-cell office:value-type="float" office:value="0.983627" calcext:value-type="float">
            <text:p>0.98362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4612" calcext:value-type="float">
            <text:p>10.4612</text:p>
          </table:table-cell>
          <table:table-cell office:value-type="float" office:value="1.64732" calcext:value-type="float">
            <text:p>1.6473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1.6823" calcext:value-type="float">
            <text:p>11.6823</text:p>
          </table:table-cell>
          <table:table-cell office:value-type="float" office:value="1.83092" calcext:value-type="float">
            <text:p>1.8309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9.73863" calcext:value-type="float">
            <text:p>9.73863</text:p>
          </table:table-cell>
          <table:table-cell office:value-type="float" office:value="1.42885" calcext:value-type="float">
            <text:p>1.4288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4.0747" calcext:value-type="float">
            <text:p>14.0747</text:p>
          </table:table-cell>
          <table:table-cell office:value-type="float" office:value="1.10256" calcext:value-type="float">
            <text:p>1.1025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3.8102" calcext:value-type="float">
            <text:p>13.8102</text:p>
          </table:table-cell>
          <table:table-cell office:value-type="float" office:value="1.54617" calcext:value-type="float">
            <text:p>1.5461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1.7319" calcext:value-type="float">
            <text:p>11.7319</text:p>
          </table:table-cell>
          <table:table-cell office:value-type="float" office:value="-2.18423" calcext:value-type="float">
            <text:p>-2.1842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3.6007" calcext:value-type="float">
            <text:p>13.6007</text:p>
          </table:table-cell>
          <table:table-cell office:value-type="float" office:value="2.21688" calcext:value-type="float">
            <text:p>2.2168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2.3" calcext:value-type="float">
            <text:p>12.3</text:p>
          </table:table-cell>
          <table:table-cell office:value-type="float" office:value="1.78219" calcext:value-type="float">
            <text:p>1.7821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2703" calcext:value-type="float">
            <text:p>13.2703</text:p>
          </table:table-cell>
          <table:table-cell office:value-type="float" office:value="6.12221" calcext:value-type="float">
            <text:p>6.1222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21.3557" calcext:value-type="float">
            <text:p>21.3557</text:p>
          </table:table-cell>
          <table:table-cell office:value-type="float" office:value="4.93179" calcext:value-type="float">
            <text:p>4.9317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5199" calcext:value-type="float">
            <text:p>12.5199</text:p>
          </table:table-cell>
          <table:table-cell office:value-type="float" office:value="-6.2676" calcext:value-type="float">
            <text:p>-6.26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1.6077" calcext:value-type="float">
            <text:p>11.6077</text:p>
          </table:table-cell>
          <table:table-cell office:value-type="float" office:value="-4.28166" calcext:value-type="float">
            <text:p>-4.2816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6717" calcext:value-type="float">
            <text:p>13.6717</text:p>
          </table:table-cell>
          <table:table-cell office:value-type="float" office:value="-0.058003" calcext:value-type="float">
            <text:p>-0.05800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7805" calcext:value-type="float">
            <text:p>11.7805</text:p>
          </table:table-cell>
          <table:table-cell office:value-type="float" office:value="1.98856" calcext:value-type="float">
            <text:p>1.9885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7604" calcext:value-type="float">
            <text:p>11.7604</text:p>
          </table:table-cell>
          <table:table-cell office:value-type="float" office:value="2.55529" calcext:value-type="float">
            <text:p>2.5552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7545" calcext:value-type="float">
            <text:p>11.7545</text:p>
          </table:table-cell>
          <table:table-cell office:value-type="float" office:value="2.53142" calcext:value-type="float">
            <text:p>2.5314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1.6524" calcext:value-type="float">
            <text:p>11.6524</text:p>
          </table:table-cell>
          <table:table-cell office:value-type="float" office:value="0.684666" calcext:value-type="float">
            <text:p>0.68466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1.2953" calcext:value-type="float">
            <text:p>11.2953</text:p>
          </table:table-cell>
          <table:table-cell office:value-type="float" office:value="3.20112" calcext:value-type="float">
            <text:p>3.20112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5174" calcext:value-type="float">
            <text:p>11.5174</text:p>
          </table:table-cell>
          <table:table-cell office:value-type="float" office:value="2.70344" calcext:value-type="float">
            <text:p>2.7034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.33546" calcext:value-type="float">
            <text:p>1.3354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7.96939" calcext:value-type="float">
            <text:p>7.96939</text:p>
          </table:table-cell>
          <table:table-cell office:value-type="float" office:value="-0.340385" calcext:value-type="float">
            <text:p>-0.34038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4.2804" calcext:value-type="float">
            <text:p>14.2804</text:p>
          </table:table-cell>
          <table:table-cell office:value-type="float" office:value="1.30826" calcext:value-type="float">
            <text:p>1.3082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9004" calcext:value-type="float">
            <text:p>12.9004</text:p>
          </table:table-cell>
          <table:table-cell office:value-type="float" office:value="0.636409" calcext:value-type="float">
            <text:p>0.636409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1.6087" calcext:value-type="float">
            <text:p>11.6087</text:p>
          </table:table-cell>
          <table:table-cell office:value-type="float" office:value="-2.30748" calcext:value-type="float">
            <text:p>-2.3074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9209" calcext:value-type="float">
            <text:p>12.9209</text:p>
          </table:table-cell>
          <table:table-cell office:value-type="float" office:value="1.53707" calcext:value-type="float">
            <text:p>1.5370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2.1886" calcext:value-type="float">
            <text:p>12.1886</text:p>
          </table:table-cell>
          <table:table-cell office:value-type="float" office:value="1.67078" calcext:value-type="float">
            <text:p>1.6707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0553" calcext:value-type="float">
            <text:p>13.0553</text:p>
          </table:table-cell>
          <table:table-cell office:value-type="float" office:value="5.90723" calcext:value-type="float">
            <text:p>5.9072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6612" calcext:value-type="float">
            <text:p>12.6612</text:p>
          </table:table-cell>
          <table:table-cell office:value-type="float" office:value="-3.76275" calcext:value-type="float">
            <text:p>-3.7627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-6.64991" calcext:value-type="float">
            <text:p>-6.6499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1.9899" calcext:value-type="float">
            <text:p>11.9899</text:p>
          </table:table-cell>
          <table:table-cell office:value-type="float" office:value="-3.89951" calcext:value-type="float">
            <text:p>-3.8995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-0.228776" calcext:value-type="float">
            <text:p>-0.22877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2.1076" calcext:value-type="float">
            <text:p>12.1076</text:p>
          </table:table-cell>
          <table:table-cell office:value-type="float" office:value="2.31564" calcext:value-type="float">
            <text:p>2.3156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8967" calcext:value-type="float">
            <text:p>11.8967</text:p>
          </table:table-cell>
          <table:table-cell office:value-type="float" office:value="2.69165" calcext:value-type="float">
            <text:p>2.69165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6227" calcext:value-type="float">
            <text:p>11.6227</text:p>
          </table:table-cell>
          <table:table-cell office:value-type="float" office:value="2.39966" calcext:value-type="float">
            <text:p>2.39966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-0.0342214" calcext:value-type="float">
            <text:p>-0.0342214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2.5287" calcext:value-type="float">
            <text:p>12.5287</text:p>
          </table:table-cell>
          <table:table-cell office:value-type="float" office:value="4.43447" calcext:value-type="float">
            <text:p>4.43447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0.68" calcext:value-type="float">
            <text:p>10.68</text:p>
          </table:table-cell>
          <table:table-cell office:value-type="float" office:value="1.86611" calcext:value-type="float">
            <text:p>1.86611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0.7884" calcext:value-type="float">
            <text:p>10.7884</text:p>
          </table:table-cell>
          <table:table-cell office:value-type="float" office:value="0.936973" calcext:value-type="float">
            <text:p>0.936973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9.52513" calcext:value-type="float">
            <text:p>9.52513</text:p>
          </table:table-cell>
          <table:table-cell office:value-type="float" office:value="1.21535" calcext:value-type="float">
            <text:p>1.215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.9082" calcext:value-type="float">
            <text:p>10.9082</text:p>
          </table:table-cell>
          <table:table-cell office:value-type="float" office:value="-2.06394" calcext:value-type="float">
            <text:p>-2.0639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0.195" calcext:value-type="float">
            <text:p>10.195</text:p>
          </table:table-cell>
          <table:table-cell office:value-type="float" office:value="-2.06901" calcext:value-type="float">
            <text:p>-2.0690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-80.8525" calcext:value-type="float">
            <text:p>-80.8525</text:p>
          </table:table-cell>
          <table:table-cell office:value-type="float" office:value="-94.7687" calcext:value-type="float">
            <text:p>-94.768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1.5792" calcext:value-type="float">
            <text:p>11.5792</text:p>
          </table:table-cell>
          <table:table-cell office:value-type="float" office:value="0.195365" calcext:value-type="float">
            <text:p>0.19536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table:number-columns-repeated="2"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2.9945" calcext:value-type="float">
            <text:p>12.9945</text:p>
          </table:table-cell>
          <table:table-cell office:value-type="float" office:value="5.84637" calcext:value-type="float">
            <text:p>5.8463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2.2395" calcext:value-type="float">
            <text:p>12.2395</text:p>
          </table:table-cell>
          <table:table-cell office:value-type="float" office:value="-4.18442" calcext:value-type="float">
            <text:p>-4.1844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28.9604" calcext:value-type="float">
            <text:p>28.9604</text:p>
          </table:table-cell>
          <table:table-cell office:value-type="float" office:value="10.1729" calcext:value-type="float">
            <text:p>10.172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table:number-columns-repeated="2"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7414" calcext:value-type="float">
            <text:p>11.7414</text:p>
          </table:table-cell>
          <table:table-cell office:value-type="float" office:value="1.94947" calcext:value-type="float">
            <text:p>1.9494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2.48975" calcext:value-type="float">
            <text:p>2.489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568.322" calcext:value-type="float">
            <text:p>568.322</text:p>
          </table:table-cell>
          <table:table-cell office:value-type="float" office:value="559.099" calcext:value-type="float">
            <text:p>559.09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7.72144" calcext:value-type="float">
            <text:p>7.72144</text:p>
          </table:table-cell>
          <table:table-cell office:value-type="float" office:value="-3.24632" calcext:value-type="float">
            <text:p>-3.2463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12.639" calcext:value-type="float">
            <text:p>-12.639</text:p>
          </table:table-cell>
          <table:table-cell office:value-type="float" office:value="-20.7333" calcext:value-type="float">
            <text:p>-20.733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6.33929" calcext:value-type="float">
            <text:p>6.33929</text:p>
          </table:table-cell>
          <table:table-cell office:value-type="float" office:value="-2.47463" calcext:value-type="float">
            <text:p>-2.474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2.73344" calcext:value-type="float">
            <text:p>2.7334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table:number-columns-repeated="2"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9.74953" calcext:value-type="float">
            <text:p>9.74953</text:p>
          </table:table-cell>
          <table:table-cell office:value-type="float" office:value="-3.22263" calcext:value-type="float">
            <text:p>-3.222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0.586" calcext:value-type="float">
            <text:p>10.586</text:p>
          </table:table-cell>
          <table:table-cell office:value-type="float" office:value="-1.67804" calcext:value-type="float">
            <text:p>-1.6780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-10.295" calcext:value-type="float">
            <text:p>-10.295</text:p>
          </table:table-cell>
          <table:table-cell office:value-type="float" office:value="-24.2112" calcext:value-type="float">
            <text:p>-24.211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1284" calcext:value-type="float">
            <text:p>12.1284</text:p>
          </table:table-cell>
          <table:table-cell office:value-type="float" office:value="0.744541" calcext:value-type="float">
            <text:p>0.74454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89.8332" calcext:value-type="float">
            <text:p>89.8332</text:p>
          </table:table-cell>
          <table:table-cell office:value-type="float" office:value="79.3154" calcext:value-type="float">
            <text:p>79.315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3.5907" calcext:value-type="float">
            <text:p>13.5907</text:p>
          </table:table-cell>
          <table:table-cell office:value-type="float" office:value="6.44259" calcext:value-type="float">
            <text:p>6.4425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6036" calcext:value-type="float">
            <text:p>13.6036</text:p>
          </table:table-cell>
          <table:table-cell office:value-type="float" office:value="-2.82029" calcext:value-type="float">
            <text:p>-2.8202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2.9162" calcext:value-type="float">
            <text:p>12.9162</text:p>
          </table:table-cell>
          <table:table-cell office:value-type="float" office:value="-5.87131" calcext:value-type="float">
            <text:p>-5.8713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0.2931" calcext:value-type="float">
            <text:p>10.2931</text:p>
          </table:table-cell>
          <table:table-cell office:value-type="float" office:value="-3.43655" calcext:value-type="float">
            <text:p>-3.4365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7414" calcext:value-type="float">
            <text:p>11.7414</text:p>
          </table:table-cell>
          <table:table-cell office:value-type="float" office:value="1.94947" calcext:value-type="float">
            <text:p>1.9494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2.48975" calcext:value-type="float">
            <text:p>2.489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3.4327" calcext:value-type="float">
            <text:p>13.4327</text:p>
          </table:table-cell>
          <table:table-cell office:value-type="float" office:value="4.20966" calcext:value-type="float">
            <text:p>4.2096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-25.2781" calcext:value-type="float">
            <text:p>-25.2781</text:p>
          </table:table-cell>
          <table:table-cell office:value-type="float" office:value="-33.3723" calcext:value-type="float">
            <text:p>-33.372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6.64741" calcext:value-type="float">
            <text:p>6.64741</text:p>
          </table:table-cell>
          <table:table-cell office:value-type="float" office:value="-2.16651" calcext:value-type="float">
            <text:p>-2.1665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table:number-columns-repeated="2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0.9082" calcext:value-type="float">
            <text:p>10.9082</text:p>
          </table:table-cell>
          <table:table-cell office:value-type="float" office:value="-2.06394" calcext:value-type="float">
            <text:p>-2.0639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63.8475" calcext:value-type="float">
            <text:p>63.8475</text:p>
          </table:table-cell>
          <table:table-cell office:value-type="float" office:value="51.5835" calcext:value-type="float">
            <text:p>51.583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-80.8525" calcext:value-type="float">
            <text:p>-80.8525</text:p>
          </table:table-cell>
          <table:table-cell office:value-type="float" office:value="-94.7687" calcext:value-type="float">
            <text:p>-94.768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1.5792" calcext:value-type="float">
            <text:p>11.5792</text:p>
          </table:table-cell>
          <table:table-cell office:value-type="float" office:value="0.195365" calcext:value-type="float">
            <text:p>0.19536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3.6432" calcext:value-type="float">
            <text:p>13.6432</text:p>
          </table:table-cell>
          <table:table-cell office:value-type="float" office:value="3.12539" calcext:value-type="float">
            <text:p>3.12539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27.8744" calcext:value-type="float">
            <text:p>27.8744</text:p>
          </table:table-cell>
          <table:table-cell office:value-type="float" office:value="20.7263" calcext:value-type="float">
            <text:p>20.726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497" calcext:value-type="float">
            <text:p>13.497</text:p>
          </table:table-cell>
          <table:table-cell office:value-type="float" office:value="-2.92693" calcext:value-type="float">
            <text:p>-2.92693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7.6204" calcext:value-type="float">
            <text:p>17.6204</text:p>
          </table:table-cell>
          <table:table-cell office:value-type="float" office:value="-1.16714" calcext:value-type="float">
            <text:p>-1.1671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3.93864" calcext:value-type="float">
            <text:p>3.93864</text:p>
          </table:table-cell>
          <table:table-cell office:value-type="float" office:value="-11.9507" calcext:value-type="float">
            <text:p>-11.950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-13.4405" calcext:value-type="float">
            <text:p>-13.4405</text:p>
          </table:table-cell>
          <table:table-cell office:value-type="float" office:value="-27.1702" calcext:value-type="float">
            <text:p>-27.170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4377" calcext:value-type="float">
            <text:p>11.4377</text:p>
          </table:table-cell>
          <table:table-cell office:value-type="float" office:value="1.64572" calcext:value-type="float">
            <text:p>1.64572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6948" calcext:value-type="float">
            <text:p>11.6948</text:p>
          </table:table-cell>
          <table:table-cell office:value-type="float" office:value="2.48975" calcext:value-type="float">
            <text:p>2.48975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3.4327" calcext:value-type="float">
            <text:p>13.4327</text:p>
          </table:table-cell>
          <table:table-cell office:value-type="float" office:value="4.20966" calcext:value-type="float">
            <text:p>4.20966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5.66097" calcext:value-type="float">
            <text:p>5.66097</text:p>
          </table:table-cell>
          <table:table-cell office:value-type="float" office:value="-5.3068" calcext:value-type="float">
            <text:p>-5.306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table:number-columns-repeated="2" office:value-type="string" calcext:value-type="string">
            <text:p>-inf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7.29175" calcext:value-type="float">
            <text:p>7.29175</text:p>
          </table:table-cell>
          <table:table-cell office:value-type="float" office:value="-1.52218" calcext:value-type="float">
            <text:p>-1.52218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2.5848" calcext:value-type="float">
            <text:p>12.5848</text:p>
          </table:table-cell>
          <table:table-cell office:value-type="float" office:value="2.73344" calcext:value-type="float">
            <text:p>2.73344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table:number-columns-repeated="2" office:value-type="string" calcext:value-type="string">
            <text:p>-inf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3.4086" calcext:value-type="float">
            <text:p>13.4086</text:p>
          </table:table-cell>
          <table:table-cell office:value-type="float" office:value="0.436449" calcext:value-type="float">
            <text:p>0.436449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1.5276" calcext:value-type="float">
            <text:p>21.5276</text:p>
          </table:table-cell>
          <table:table-cell office:value-type="float" office:value="9.26361" calcext:value-type="float">
            <text:p>9.26361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2.625" calcext:value-type="float">
            <text:p>12.625</text:p>
          </table:table-cell>
          <table:table-cell office:value-type="float" office:value="-1.29113" calcext:value-type="float">
            <text:p>-1.29113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5.2037" calcext:value-type="float">
            <text:p>15.2037</text:p>
          </table:table-cell>
          <table:table-cell office:value-type="float" office:value="3.8199" calcext:value-type="float">
            <text:p>3.8199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27.6679" calcext:value-type="float">
            <text:p>27.6679</text:p>
          </table:table-cell>
          <table:table-cell office:value-type="float" office:value="17.1501" calcext:value-type="float">
            <text:p>17.1501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8.3114" calcext:value-type="float">
            <text:p>18.3114</text:p>
          </table:table-cell>
          <table:table-cell office:value-type="float" office:value="11.1633" calcext:value-type="float">
            <text:p>11.1633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7.1427" calcext:value-type="float">
            <text:p>17.1427</text:p>
          </table:table-cell>
          <table:table-cell office:value-type="float" office:value="0.718783" calcext:value-type="float">
            <text:p>0.718783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6.0991" calcext:value-type="float">
            <text:p>16.0991</text:p>
          </table:table-cell>
          <table:table-cell office:value-type="float" office:value="-2.68845" calcext:value-type="float">
            <text:p>-2.68845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801" calcext:value-type="float">
            <text:p>14.801</text:p>
          </table:table-cell>
          <table:table-cell office:value-type="float" office:value="-1.08836" calcext:value-type="float">
            <text:p>-1.08836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3.9297" calcext:value-type="float">
            <text:p>13.9297</text:p>
          </table:table-cell>
          <table:table-cell office:value-type="float" office:value="0.200033" calcext:value-type="float">
            <text:p>0.200033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3.1359" calcext:value-type="float">
            <text:p>13.1359</text:p>
          </table:table-cell>
          <table:table-cell office:value-type="float" office:value="3.34391" calcext:value-type="float">
            <text:p>3.34391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3409" calcext:value-type="float">
            <text:p>11.3409</text:p>
          </table:table-cell>
          <table:table-cell office:value-type="float" office:value="2.13584" calcext:value-type="float">
            <text:p>2.13584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8565" calcext:value-type="float">
            <text:p>11.8565</text:p>
          </table:table-cell>
          <table:table-cell office:value-type="float" office:value="2.63343" calcext:value-type="float">
            <text:p>2.63343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2.4013" calcext:value-type="float">
            <text:p>12.4013</text:p>
          </table:table-cell>
          <table:table-cell office:value-type="float" office:value="1.4335" calcext:value-type="float">
            <text:p>1.4335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2.7089" calcext:value-type="float">
            <text:p>12.7089</text:p>
          </table:table-cell>
          <table:table-cell office:value-type="float" office:value="4.61469" calcext:value-type="float">
            <text:p>4.61469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503" calcext:value-type="float">
            <text:p>11.503</text:p>
          </table:table-cell>
          <table:table-cell office:value-type="float" office:value="2.68912" calcext:value-type="float">
            <text:p>2.68912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29379" calcext:value-type="float">
            <text:p>9.29379</text:p>
          </table:table-cell>
          <table:table-cell office:value-type="float" office:value="-0.557612" calcext:value-type="float">
            <text:p>-0.557612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0.7753" calcext:value-type="float">
            <text:p>10.7753</text:p>
          </table:table-cell>
          <table:table-cell office:value-type="float" office:value="2.46551" calcext:value-type="float">
            <text:p>2.4655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4.6839" calcext:value-type="float">
            <text:p>14.6839</text:p>
          </table:table-cell>
          <table:table-cell office:value-type="float" office:value="1.71172" calcext:value-type="float">
            <text:p>1.7117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20.3646" calcext:value-type="float">
            <text:p>20.3646</text:p>
          </table:table-cell>
          <table:table-cell office:value-type="float" office:value="8.10052" calcext:value-type="float">
            <text:p>8.1005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3.2508" calcext:value-type="float">
            <text:p>13.2508</text:p>
          </table:table-cell>
          <table:table-cell office:value-type="float" office:value="-0.665308" calcext:value-type="float">
            <text:p>-0.66530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6.3706" calcext:value-type="float">
            <text:p>16.3706</text:p>
          </table:table-cell>
          <table:table-cell office:value-type="float" office:value="4.98678" calcext:value-type="float">
            <text:p>4.9867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20.2973" calcext:value-type="float">
            <text:p>20.2973</text:p>
          </table:table-cell>
          <table:table-cell office:value-type="float" office:value="9.77946" calcext:value-type="float">
            <text:p>9.7794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21.3891" calcext:value-type="float">
            <text:p>21.3891</text:p>
          </table:table-cell>
          <table:table-cell office:value-type="float" office:value="14.2409" calcext:value-type="float">
            <text:p>14.240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6.4769" calcext:value-type="float">
            <text:p>16.4769</text:p>
          </table:table-cell>
          <table:table-cell office:value-type="float" office:value="0.05297" calcext:value-type="float">
            <text:p>0.0529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6.1591" calcext:value-type="float">
            <text:p>16.1591</text:p>
          </table:table-cell>
          <table:table-cell office:value-type="float" office:value="-2.62842" calcext:value-type="float">
            <text:p>-2.6284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4.9216" calcext:value-type="float">
            <text:p>14.9216</text:p>
          </table:table-cell>
          <table:table-cell office:value-type="float" office:value="-0.967755" calcext:value-type="float">
            <text:p>-0.96775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1.5139" calcext:value-type="float">
            <text:p>11.5139</text:p>
          </table:table-cell>
          <table:table-cell office:value-type="float" office:value="-2.21579" calcext:value-type="float">
            <text:p>-2.21579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3.7091" calcext:value-type="float">
            <text:p>13.7091</text:p>
          </table:table-cell>
          <table:table-cell office:value-type="float" office:value="3.91715" calcext:value-type="float">
            <text:p>3.9171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024" calcext:value-type="float">
            <text:p>11.024</text:p>
          </table:table-cell>
          <table:table-cell office:value-type="float" office:value="1.81891" calcext:value-type="float">
            <text:p>1.8189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1.7553" calcext:value-type="float">
            <text:p>11.7553</text:p>
          </table:table-cell>
          <table:table-cell office:value-type="float" office:value="2.53227" calcext:value-type="float">
            <text:p>2.5322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2.4047" calcext:value-type="float">
            <text:p>12.4047</text:p>
          </table:table-cell>
          <table:table-cell office:value-type="float" office:value="1.43698" calcext:value-type="float">
            <text:p>1.436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1.4092" calcext:value-type="float">
            <text:p>11.4092</text:p>
          </table:table-cell>
          <table:table-cell office:value-type="float" office:value="3.31496" calcext:value-type="float">
            <text:p>3.3149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2864" calcext:value-type="float">
            <text:p>11.2864</text:p>
          </table:table-cell>
          <table:table-cell office:value-type="float" office:value="2.47246" calcext:value-type="float">
            <text:p>2.4724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9.94177" calcext:value-type="float">
            <text:p>9.94177</text:p>
          </table:table-cell>
          <table:table-cell office:value-type="float" office:value="0.0903668" calcext:value-type="float">
            <text:p>0.090366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1.4769" calcext:value-type="float">
            <text:p>11.4769</text:p>
          </table:table-cell>
          <table:table-cell office:value-type="float" office:value="3.16711" calcext:value-type="float">
            <text:p>3.1671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2.9834" calcext:value-type="float">
            <text:p>12.9834</text:p>
          </table:table-cell>
          <table:table-cell office:value-type="float" office:value="0.0112017" calcext:value-type="float">
            <text:p>0.011201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6.0654" calcext:value-type="float">
            <text:p>16.0654</text:p>
          </table:table-cell>
          <table:table-cell office:value-type="float" office:value="3.80137" calcext:value-type="float">
            <text:p>3.8013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6.6949" calcext:value-type="float">
            <text:p>16.6949</text:p>
          </table:table-cell>
          <table:table-cell office:value-type="float" office:value="2.77875" calcext:value-type="float">
            <text:p>2.7787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2.5648" calcext:value-type="float">
            <text:p>12.5648</text:p>
          </table:table-cell>
          <table:table-cell office:value-type="float" office:value="1.18097" calcext:value-type="float">
            <text:p>1.1809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26.358" calcext:value-type="float">
            <text:p>26.358</text:p>
          </table:table-cell>
          <table:table-cell office:value-type="float" office:value="15.8402" calcext:value-type="float">
            <text:p>15.840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4.504" calcext:value-type="float">
            <text:p>14.504</text:p>
          </table:table-cell>
          <table:table-cell office:value-type="float" office:value="7.35592" calcext:value-type="float">
            <text:p>7.3559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9999" calcext:value-type="float">
            <text:p>13.9999</text:p>
          </table:table-cell>
          <table:table-cell office:value-type="float" office:value="-2.42404" calcext:value-type="float">
            <text:p>-2.4240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7.0295" calcext:value-type="float">
            <text:p>17.0295</text:p>
          </table:table-cell>
          <table:table-cell office:value-type="float" office:value="-1.758" calcext:value-type="float">
            <text:p>-1.75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7.8988" calcext:value-type="float">
            <text:p>17.8988</text:p>
          </table:table-cell>
          <table:table-cell office:value-type="float" office:value="2.00942" calcext:value-type="float">
            <text:p>2.00942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4.6452" calcext:value-type="float">
            <text:p>14.6452</text:p>
          </table:table-cell>
          <table:table-cell office:value-type="float" office:value="0.915531" calcext:value-type="float">
            <text:p>0.91553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5.9857" calcext:value-type="float">
            <text:p>15.9857</text:p>
          </table:table-cell>
          <table:table-cell office:value-type="float" office:value="6.19374" calcext:value-type="float">
            <text:p>6.19374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7122" calcext:value-type="float">
            <text:p>11.7122</text:p>
          </table:table-cell>
          <table:table-cell office:value-type="float" office:value="2.50711" calcext:value-type="float">
            <text:p>2.50711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13.3127" calcext:value-type="float">
            <text:p>13.3127</text:p>
          </table:table-cell>
          <table:table-cell office:value-type="float" office:value="4.08963" calcext:value-type="float">
            <text:p>4.08963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5612" calcext:value-type="float">
            <text:p>10.5612</text:p>
          </table:table-cell>
          <table:table-cell office:value-type="float" office:value="-0.406517" calcext:value-type="float">
            <text:p>-0.40651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4.2108" calcext:value-type="float">
            <text:p>14.2108</text:p>
          </table:table-cell>
          <table:table-cell office:value-type="float" office:value="6.11657" calcext:value-type="float">
            <text:p>6.11657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11.0452" calcext:value-type="float">
            <text:p>11.0452</text:p>
          </table:table-cell>
          <table:table-cell office:value-type="float" office:value="2.23125" calcext:value-type="float">
            <text:p>2.23125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10.1474" calcext:value-type="float">
            <text:p>10.1474</text:p>
          </table:table-cell>
          <table:table-cell office:value-type="float" office:value="0.29598" calcext:value-type="float">
            <text:p>0.29598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12.3189" calcext:value-type="float">
            <text:p>12.3189</text:p>
          </table:table-cell>
          <table:table-cell office:value-type="float" office:value="4.00911" calcext:value-type="float">
            <text:p>4.00911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" calcext:value-type="float">
            <text:p>1</text:p>
          </table:table-cell>
          <table:table-cell office:value-type="float" office:value="12.9722" calcext:value-type="float">
            <text:p>12.9722</text:p>
          </table:table-cell>
          <table:table-cell office:value-type="float" office:value="11.9775" calcext:value-type="float">
            <text:p>11.9775</text:p>
          </table:table-cell>
          <table:table-cell office:value-type="float" office:value="-0.994661" calcext:value-type="float">
            <text:p>-0.994661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2" calcext:value-type="float">
            <text:p>2</text:p>
          </table:table-cell>
          <table:table-cell office:value-type="float" office:value="12.264" calcext:value-type="float">
            <text:p>12.264</text:p>
          </table:table-cell>
          <table:table-cell office:value-type="float" office:value="12.5659" calcext:value-type="float">
            <text:p>12.5659</text:p>
          </table:table-cell>
          <table:table-cell office:value-type="float" office:value="0.301887" calcext:value-type="float">
            <text:p>0.301887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3" calcext:value-type="float">
            <text:p>3</text:p>
          </table:table-cell>
          <table:table-cell office:value-type="float" office:value="13.9161" calcext:value-type="float">
            <text:p>13.9161</text:p>
          </table:table-cell>
          <table:table-cell office:value-type="float" office:value="13.175" calcext:value-type="float">
            <text:p>13.175</text:p>
          </table:table-cell>
          <table:table-cell office:value-type="float" office:value="-0.741182" calcext:value-type="float">
            <text:p>-0.741182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4" calcext:value-type="float">
            <text:p>4</text:p>
          </table:table-cell>
          <table:table-cell office:value-type="float" office:value="11.3839" calcext:value-type="float">
            <text:p>11.3839</text:p>
          </table:table-cell>
          <table:table-cell office:value-type="float" office:value="19.6442" calcext:value-type="float">
            <text:p>19.6442</text:p>
          </table:table-cell>
          <table:table-cell office:value-type="float" office:value="8.26036" calcext:value-type="float">
            <text:p>8.26036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5" calcext:value-type="float">
            <text:p>5</text:p>
          </table:table-cell>
          <table:table-cell office:value-type="float" office:value="10.5178" calcext:value-type="float">
            <text:p>10.5178</text:p>
          </table:table-cell>
          <table:table-cell office:value-type="float" office:value="15.27" calcext:value-type="float">
            <text:p>15.27</text:p>
          </table:table-cell>
          <table:table-cell office:value-type="float" office:value="4.75221" calcext:value-type="float">
            <text:p>4.75221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6" calcext:value-type="float">
            <text:p>6</text:p>
          </table:table-cell>
          <table:table-cell office:value-type="float" office:value="7.14812" calcext:value-type="float">
            <text:p>7.14812</text:p>
          </table:table-cell>
          <table:table-cell office:value-type="float" office:value="11.1135" calcext:value-type="float">
            <text:p>11.1135</text:p>
          </table:table-cell>
          <table:table-cell office:value-type="float" office:value="3.96536" calcext:value-type="float">
            <text:p>3.96536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7" calcext:value-type="float">
            <text:p>7</text:p>
          </table:table-cell>
          <table:table-cell office:value-type="float" office:value="16.4239" calcext:value-type="float">
            <text:p>16.4239</text:p>
          </table:table-cell>
          <table:table-cell office:value-type="float" office:value="13.9096" calcext:value-type="float">
            <text:p>13.9096</text:p>
          </table:table-cell>
          <table:table-cell office:value-type="float" office:value="-2.51431" calcext:value-type="float">
            <text:p>-2.51431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8" calcext:value-type="float">
            <text:p>8</text:p>
          </table:table-cell>
          <table:table-cell office:value-type="float" office:value="18.7875" calcext:value-type="float">
            <text:p>18.7875</text:p>
          </table:table-cell>
          <table:table-cell office:value-type="float" office:value="15.629" calcext:value-type="float">
            <text:p>15.629</text:p>
          </table:table-cell>
          <table:table-cell office:value-type="float" office:value="-3.15855" calcext:value-type="float">
            <text:p>-3.15855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9" calcext:value-type="float">
            <text:p>9</text:p>
          </table:table-cell>
          <table:table-cell office:value-type="float" office:value="15.8894" calcext:value-type="float">
            <text:p>15.8894</text:p>
          </table:table-cell>
          <table:table-cell office:value-type="float" office:value="15.0391" calcext:value-type="float">
            <text:p>15.0391</text:p>
          </table:table-cell>
          <table:table-cell office:value-type="float" office:value="-0.850293" calcext:value-type="float">
            <text:p>-0.850293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0" calcext:value-type="float">
            <text:p>10</text:p>
          </table:table-cell>
          <table:table-cell office:value-type="float" office:value="13.7297" calcext:value-type="float">
            <text:p>13.7297</text:p>
          </table:table-cell>
          <table:table-cell office:value-type="float" office:value="10.5697" calcext:value-type="float">
            <text:p>10.5697</text:p>
          </table:table-cell>
          <table:table-cell office:value-type="float" office:value="-3.15998" calcext:value-type="float">
            <text:p>-3.15998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1" calcext:value-type="float">
            <text:p>11</text:p>
          </table:table-cell>
          <table:table-cell office:value-type="float" office:value="9.79196" calcext:value-type="float">
            <text:p>9.79196</text:p>
          </table:table-cell>
          <table:table-cell office:value-type="float" office:value="11.7091" calcext:value-type="float">
            <text:p>11.7091</text:p>
          </table:table-cell>
          <table:table-cell office:value-type="float" office:value="1.91716" calcext:value-type="float">
            <text:p>1.91716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2" calcext:value-type="float">
            <text:p>12</text:p>
          </table:table-cell>
          <table:table-cell office:value-type="float" office:value="9.20506" calcext:value-type="float">
            <text:p>9.20506</text:p>
          </table:table-cell>
          <table:table-cell office:value-type="float" office:value="11.6297" calcext:value-type="float">
            <text:p>11.6297</text:p>
          </table:table-cell>
          <table:table-cell office:value-type="float" office:value="2.42459" calcext:value-type="float">
            <text:p>2.42459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3" calcext:value-type="float">
            <text:p>13</text:p>
          </table:table-cell>
          <table:table-cell office:value-type="float" office:value="9.22307" calcext:value-type="float">
            <text:p>9.22307</text:p>
          </table:table-cell>
          <table:table-cell office:value-type="float" office:value="9.24585" calcext:value-type="float">
            <text:p>9.24585</text:p>
          </table:table-cell>
          <table:table-cell office:value-type="float" office:value="0.0227852" calcext:value-type="float">
            <text:p>0.0227852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4" calcext:value-type="float">
            <text:p>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10.6436" calcext:value-type="float">
            <text:p>10.6436</text:p>
          </table:table-cell>
          <table:table-cell office:value-type="float" office:value="-0.324125" calcext:value-type="float">
            <text:p>-0.324125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5" calcext:value-type="float">
            <text:p>15</text:p>
          </table:table-cell>
          <table:table-cell office:value-type="float" office:value="8.09422" calcext:value-type="float">
            <text:p>8.09422</text:p>
          </table:table-cell>
          <table:table-cell office:value-type="float" office:value="10.4391" calcext:value-type="float">
            <text:p>10.4391</text:p>
          </table:table-cell>
          <table:table-cell office:value-type="float" office:value="2.34487" calcext:value-type="float">
            <text:p>2.34487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6" calcext:value-type="float">
            <text:p>16</text:p>
          </table:table-cell>
          <table:table-cell office:value-type="float" office:value="8.81392" calcext:value-type="float">
            <text:p>8.81392</text:p>
          </table:table-cell>
          <table:table-cell office:value-type="float" office:value="9.5804" calcext:value-type="float">
            <text:p>9.5804</text:p>
          </table:table-cell>
          <table:table-cell office:value-type="float" office:value="0.766475" calcext:value-type="float">
            <text:p>0.766475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7" calcext:value-type="float">
            <text:p>17</text:p>
          </table:table-cell>
          <table:table-cell office:value-type="float" office:value="9.8514" calcext:value-type="float">
            <text:p>9.8514</text:p>
          </table:table-cell>
          <table:table-cell office:value-type="float" office:value="8.87894" calcext:value-type="float">
            <text:p>8.87894</text:p>
          </table:table-cell>
          <table:table-cell office:value-type="float" office:value="-0.972462" calcext:value-type="float">
            <text:p>-0.972462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  <table:table-cell office:value-type="float" office:value="18" calcext:value-type="float">
            <text:p>18</text:p>
          </table:table-cell>
          <table:table-cell office:value-type="float" office:value="8.30978" calcext:value-type="float">
            <text:p>8.30978</text:p>
          </table:table-cell>
          <table:table-cell office:value-type="float" office:value="9.00486" calcext:value-type="float">
            <text:p>9.00486</text:p>
          </table:table-cell>
          <table:table-cell office:value-type="float" office:value="0.69508" calcext:value-type="float">
            <text:p>0.69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9T23:56:32.512098275</dc:date>
    <meta:editing-duration>PT9M41S</meta:editing-duration>
    <meta:editing-cycles>1</meta:editing-cycles>
    <meta:document-statistic meta:table-count="1" meta:cell-count="273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335cm" svg:height="11.609cm" xlink:href=".." xlink:type="simple" chart:class="chart:line" chart:style-name="ch1">
        <chart:title svg:x="9.139cm" svg:y="0.368cm" chart:style-name="ch2">
          <text:p>Camera-based TTC</text:p>
        </chart:title>
        <chart:legend chart:legend-position="end" svg:x="17.895cm" svg:y="4.011cm" style:legend-expansion="high" chart:style-name="ch3"/>
        <chart:plot-area chart:style-name="ch4" table:cell-range-address="results.A37:results.B37 results.G19:results.G72 results.A1:results.B1 results.G1:results.G18 results.A23:results.B23 results.A73:results.B73 results.G73:results.G90 results.A310:results.B310 results.G307:results.G342 results.A325:results.B325 results.A55:results.B55" chart:data-source-has-labels="row" svg:x="0.356cm" svg:y="0.288cm" svg:width="15.854cm" svg:height="10.899cm">
          <chartooo:coordinate-region svg:x="0.977cm" svg:y="0.487cm" svg:width="15.046cm" svg:height="10.053cm"/>
          <chart:axis chart:dimension="x" chart:name="primary-x" chart:style-name="ch5">
            <chart:title svg:x="7.763cm" svg:y="11.049cm" chart:style-name="ch6">
              <text:p>Frame</text:p>
            </chart:title>
          </chart:axis>
          <chart:axis chart:dimension="y" chart:name="primary-y" chart:style-name="ch5">
            <chart:title svg:x="0cm" svg:y="6.297cm" chart:style-name="ch7">
              <text:p>TTC [s]</text:p>
            </chart:title>
            <chart:grid chart:style-name="ch8" chart:class="major"/>
          </chart:axis>
          <chart:series chart:style-name="ch9" chart:values-cell-range-address="results.G37:results.G54" chart:label-cell-address="results.A37:results.B37" chart:class="chart:line">
            <chart:data-point chart:repeated="18"/>
          </chart:series>
          <chart:series chart:style-name="ch10" chart:values-cell-range-address="results.G1:results.G18" chart:label-cell-address="results.A1:results.B1" chart:class="chart:line">
            <chart:data-point chart:repeated="18"/>
          </chart:series>
          <chart:series chart:style-name="ch11" chart:values-cell-range-address="results.G19:results.G36" chart:label-cell-address="results.A23:results.B23" chart:class="chart:line">
            <chart:data-point chart:repeated="18"/>
          </chart:series>
          <chart:series chart:style-name="ch12" chart:values-cell-range-address="results.G73:results.G90" chart:label-cell-address="results.A73:results.B73" chart:class="chart:line">
            <chart:data-point chart:repeated="18"/>
          </chart:series>
          <chart:series chart:style-name="ch13" chart:values-cell-range-address="results.G307:results.G324" chart:label-cell-address="results.A310:results.B310" chart:class="chart:line">
            <chart:data-point chart:repeated="18"/>
          </chart:series>
          <chart:series chart:style-name="ch14" chart:values-cell-range-address="results.G325:results.G342" chart:label-cell-address="results.A325:results.B325" chart:class="chart:line">
            <chart:data-point chart:repeated="18"/>
          </chart:series>
          <chart:series chart:style-name="ch15" chart:values-cell-range-address="results.G55:results.G72" chart:label-cell-address="results.A55:results.B55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 SIFT</text:p>
                <text:list>
                  <text:list-item>
                    <text:p>FAST</text:p>
                  </text:list-item>
                  <text:list-item>
                    <text:p>SIFT</text:p>
                  </text:list-item>
                </text:list>
                <draw:g>
                  <svg:desc>results.A37:results.B37</svg:desc>
                </draw:g>
              </table:table-cell>
              <table:table-cell office:value-type="string">
                <text:p>FAST BRISK</text:p>
                <text:list>
                  <text:list-item>
                    <text:p>FAST</text:p>
                  </text:list-item>
                  <text:list-item>
                    <text:p>BRISK</text:p>
                  </text:list-item>
                </text:list>
                <draw:g>
                  <svg:desc>results.A1:results.B1</svg:desc>
                </draw:g>
              </table:table-cell>
              <table:table-cell office:value-type="string">
                <text:p>FAST ORB</text:p>
                <text:list>
                  <text:list-item>
                    <text:p>FAST</text:p>
                  </text:list-item>
                  <text:list-item>
                    <text:p>ORB</text:p>
                  </text:list-item>
                </text:list>
                <draw:g>
                  <svg:desc>results.A23:results.B23</svg:desc>
                </draw:g>
              </table:table-cell>
              <table:table-cell office:value-type="string">
                <text:p>SHITOMASI BRISK</text:p>
                <text:list>
                  <text:list-item>
                    <text:p>SHITOMASI</text:p>
                  </text:list-item>
                  <text:list-item>
                    <text:p>BRISK</text:p>
                  </text:list-item>
                </text:list>
                <draw:g>
                  <svg:desc>results.A73:results.B73</svg:desc>
                </draw:g>
              </table:table-cell>
              <table:table-cell office:value-type="string">
                <text:p>BRISK SIFT</text:p>
                <text:list>
                  <text:list-item>
                    <text:p>BRISK</text:p>
                  </text:list-item>
                  <text:list-item>
                    <text:p>SIFT</text:p>
                  </text:list-item>
                </text:list>
                <draw:g>
                  <svg:desc>results.A310:results.B310</svg:desc>
                </draw:g>
              </table:table-cell>
              <table:table-cell office:value-type="string">
                <text:p>SIFT SIFT</text:p>
                <text:list>
                  <text:list-item>
                    <text:p>SIFT</text:p>
                  </text:list-item>
                  <text:list-item>
                    <text:p>SIFT</text:p>
                  </text:list-item>
                </text:list>
                <draw:g>
                  <svg:desc>results.A325:results.B325</svg:desc>
                </draw:g>
              </table:table-cell>
              <table:table-cell office:value-type="string">
                <text:p>AKAZE AKAZE</text:p>
                <text:list>
                  <text:list-item>
                    <text:p>AKAZE</text:p>
                  </text:list-item>
                  <text:list-item>
                    <text:p>AKAZE</text:p>
                  </text:list-item>
                </text:list>
                <draw:g>
                  <svg:desc>results.A55:results.B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2747">
                <text:p>12.2747</text:p>
                <draw:g>
                  <svg:desc>results.G37:results.G54</svg:desc>
                </draw:g>
              </table:table-cell>
              <table:table-cell office:value-type="float" office:value="12.6908">
                <text:p>12.6908</text:p>
                <draw:g>
                  <svg:desc>results.G1:results.G18</svg:desc>
                </draw:g>
              </table:table-cell>
              <table:table-cell office:value-type="float" office:value="11.3344">
                <text:p>11.3344</text:p>
                <draw:g>
                  <svg:desc>results.G19:results.G36</svg:desc>
                </draw:g>
              </table:table-cell>
              <table:table-cell office:value-type="float" office:value="13.9019">
                <text:p>13.9019</text:p>
                <draw:g>
                  <svg:desc>results.G73:results.G90</svg:desc>
                </draw:g>
              </table:table-cell>
              <table:table-cell office:value-type="float" office:value="12.9834">
                <text:p>12.9834</text:p>
                <draw:g>
                  <svg:desc>results.G307:results.G324</svg:desc>
                </draw:g>
              </table:table-cell>
              <table:table-cell office:value-type="float" office:value="11.9775">
                <text:p>11.9775</text:p>
                <draw:g>
                  <svg:desc>results.G325:results.G342</svg:desc>
                </draw:g>
              </table:table-cell>
              <table:table-cell office:value-type="float" office:value="12.3445">
                <text:p>12.3445</text:p>
                <draw:g>
                  <svg:desc>results.G55:results.G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986">
                <text:p>11.3986</text:p>
              </table:table-cell>
              <table:table-cell office:value-type="float" office:value="12.3534">
                <text:p>12.3534</text:p>
              </table:table-cell>
              <table:table-cell office:value-type="float" office:value="12.3289">
                <text:p>12.3289</text:p>
              </table:table-cell>
              <table:table-cell office:value-type="float" office:value="12.9876">
                <text:p>12.9876</text:p>
              </table:table-cell>
              <table:table-cell office:value-type="float" office:value="16.0654">
                <text:p>16.0654</text:p>
              </table:table-cell>
              <table:table-cell office:value-type="float" office:value="12.5659">
                <text:p>12.5659</text:p>
              </table:table-cell>
              <table:table-cell office:value-type="float" office:value="14.0983">
                <text:p>14.0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0617">
                <text:p>14.0617</text:p>
              </table:table-cell>
              <table:table-cell office:value-type="float" office:value="12.3379">
                <text:p>12.3379</text:p>
              </table:table-cell>
              <table:table-cell office:value-type="float" office:value="12.318">
                <text:p>12.318</text:p>
              </table:table-cell>
              <table:table-cell office:value-type="float" office:value="13.2474">
                <text:p>13.2474</text:p>
              </table:table-cell>
              <table:table-cell office:value-type="float" office:value="16.6949">
                <text:p>16.6949</text:p>
              </table:table-cell>
              <table:table-cell office:value-type="float" office:value="13.175">
                <text:p>13.175</text:p>
              </table:table-cell>
              <table:table-cell office:value-type="float" office:value="12.8828">
                <text:p>12.8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32">
                <text:p>13.1232</text:p>
              </table:table-cell>
              <table:table-cell office:value-type="float" office:value="12.7">
                <text:p>12.7</text:p>
              </table:table-cell>
              <table:table-cell office:value-type="float" office:value="12.6028">
                <text:p>12.6028</text:p>
              </table:table-cell>
              <table:table-cell office:value-type="float" office:value="12.8899">
                <text:p>12.8899</text:p>
              </table:table-cell>
              <table:table-cell office:value-type="float" office:value="12.5648">
                <text:p>12.5648</text:p>
              </table:table-cell>
              <table:table-cell office:value-type="float" office:value="19.6442">
                <text:p>19.6442</text:p>
              </table:table-cell>
              <table:table-cell office:value-type="float" office:value="14.4781">
                <text:p>14.4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519">
                <text:p>14.3519</text:p>
              </table:table-cell>
              <table:table-cell office:value-type="float" office:value="13.8295">
                <text:p>13.8295</text:p>
              </table:table-cell>
              <table:table-cell office:value-type="float" office:value="13.2618">
                <text:p>13.2618</text:p>
              </table:table-cell>
              <table:table-cell office:value-type="float" office:value="13.4476">
                <text:p>13.4476</text:p>
              </table:table-cell>
              <table:table-cell office:value-type="float" office:value="26.358">
                <text:p>26.358</text:p>
              </table:table-cell>
              <table:table-cell office:value-type="float" office:value="15.27">
                <text:p>15.27</text:p>
              </table:table-cell>
              <table:table-cell office:value-type="float" office:value="16.7468">
                <text:p>16.7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28">
                <text:p>12.828</text:p>
              </table:table-cell>
              <table:table-cell office:value-type="float" office:value="12.1823">
                <text:p>12.1823</text:p>
              </table:table-cell>
              <table:table-cell office:value-type="float" office:value="12.4106">
                <text:p>12.4106</text:p>
              </table:table-cell>
              <table:table-cell office:value-type="float" office:value="13.5266">
                <text:p>13.5266</text:p>
              </table:table-cell>
              <table:table-cell office:value-type="float" office:value="14.504">
                <text:p>14.504</text:p>
              </table:table-cell>
              <table:table-cell office:value-type="float" office:value="11.1135">
                <text:p>11.1135</text:p>
              </table:table-cell>
              <table:table-cell office:value-type="float" office:value="13.8675">
                <text:p>13.8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409">
                <text:p>12.409</text:p>
              </table:table-cell>
              <table:table-cell office:value-type="float" office:value="12.9291">
                <text:p>12.9291</text:p>
              </table:table-cell>
              <table:table-cell office:value-type="float" office:value="13.6643">
                <text:p>13.6643</text:p>
              </table:table-cell>
              <table:table-cell office:value-type="float" office:value="12.7172">
                <text:p>12.7172</text:p>
              </table:table-cell>
              <table:table-cell office:value-type="float" office:value="13.9999">
                <text:p>13.9999</text:p>
              </table:table-cell>
              <table:table-cell office:value-type="float" office:value="13.9096">
                <text:p>13.9096</text:p>
              </table:table-cell>
              <table:table-cell office:value-type="float" office:value="15.3467">
                <text:p>15.3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899">
                <text:p>12.6899</text:p>
              </table:table-cell>
              <table:table-cell office:value-type="float" office:value="12.3971">
                <text:p>12.3971</text:p>
              </table:table-cell>
              <table:table-cell office:value-type="float" office:value="12.7764">
                <text:p>12.7764</text:p>
              </table:table-cell>
              <table:table-cell office:value-type="float" office:value="13.712">
                <text:p>13.712</text:p>
              </table:table-cell>
              <table:table-cell office:value-type="float" office:value="17.0295">
                <text:p>17.0295</text:p>
              </table:table-cell>
              <table:table-cell office:value-type="float" office:value="15.629">
                <text:p>15.629</text:p>
              </table:table-cell>
              <table:table-cell office:value-type="float" office:value="14.1379">
                <text:p>14.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506">
                <text:p>12.5506</text:p>
              </table:table-cell>
              <table:table-cell office:value-type="float" office:value="12.4101">
                <text:p>12.4101</text:p>
              </table:table-cell>
              <table:table-cell office:value-type="float" office:value="12.4634">
                <text:p>12.4634</text:p>
              </table:table-cell>
              <table:table-cell office:value-type="float" office:value="11.5126">
                <text:p>11.5126</text:p>
              </table:table-cell>
              <table:table-cell office:value-type="float" office:value="17.8988">
                <text:p>17.8988</text:p>
              </table:table-cell>
              <table:table-cell office:value-type="float" office:value="15.0391">
                <text:p>15.0391</text:p>
              </table:table-cell>
              <table:table-cell office:value-type="float" office:value="13.8398">
                <text:p>13.8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708">
                <text:p>12.6708</text:p>
              </table:table-cell>
              <table:table-cell office:value-type="float" office:value="13.8281">
                <text:p>13.8281</text:p>
              </table:table-cell>
              <table:table-cell office:value-type="float" office:value="12.8653">
                <text:p>12.8653</text:p>
              </table:table-cell>
              <table:table-cell office:value-type="float" office:value="13.456">
                <text:p>13.456</text:p>
              </table:table-cell>
              <table:table-cell office:value-type="float" office:value="14.6452">
                <text:p>14.6452</text:p>
              </table:table-cell>
              <table:table-cell office:value-type="float" office:value="10.5697">
                <text:p>10.5697</text:p>
              </table:table-cell>
              <table:table-cell office:value-type="float" office:value="11.5483">
                <text:p>11.5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062">
                <text:p>11.8062</text:p>
              </table:table-cell>
              <table:table-cell office:value-type="float" office:value="12.0998">
                <text:p>12.0998</text:p>
              </table:table-cell>
              <table:table-cell office:value-type="float" office:value="11.947">
                <text:p>11.947</text:p>
              </table:table-cell>
              <table:table-cell office:value-type="float" office:value="11.9816">
                <text:p>11.9816</text:p>
              </table:table-cell>
              <table:table-cell office:value-type="float" office:value="15.9857">
                <text:p>15.9857</text:p>
              </table:table-cell>
              <table:table-cell office:value-type="float" office:value="11.7091">
                <text:p>11.7091</text:p>
              </table:table-cell>
              <table:table-cell office:value-type="float" office:value="12.1341">
                <text:p>12.1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726">
                <text:p>11.1726</text:p>
              </table:table-cell>
              <table:table-cell office:value-type="float" office:value="12.5922">
                <text:p>12.5922</text:p>
              </table:table-cell>
              <table:table-cell office:value-type="float" office:value="11.2036">
                <text:p>11.2036</text:p>
              </table:table-cell>
              <table:table-cell office:value-type="float" office:value="11.8135">
                <text:p>11.8135</text:p>
              </table:table-cell>
              <table:table-cell office:value-type="float" office:value="11.7122">
                <text:p>11.7122</text:p>
              </table:table-cell>
              <table:table-cell office:value-type="float" office:value="11.6297">
                <text:p>11.6297</text:p>
              </table:table-cell>
              <table:table-cell office:value-type="float" office:value="11.0555">
                <text:p>11.0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5632">
                <text:p>11.5632</text:p>
              </table:table-cell>
              <table:table-cell office:value-type="float" office:value="11.6909">
                <text:p>11.6909</text:p>
              </table:table-cell>
              <table:table-cell office:value-type="float" office:value="11.7216">
                <text:p>11.7216</text:p>
              </table:table-cell>
              <table:table-cell office:value-type="float" office:value="12.0367">
                <text:p>12.0367</text:p>
              </table:table-cell>
              <table:table-cell office:value-type="float" office:value="13.3127">
                <text:p>13.3127</text:p>
              </table:table-cell>
              <table:table-cell office:value-type="float" office:value="9.24585">
                <text:p>9.24585</text:p>
              </table:table-cell>
              <table:table-cell office:value-type="float" office:value="11.2852">
                <text:p>11.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432">
                <text:p>11.3432</text:p>
              </table:table-cell>
              <table:table-cell office:value-type="float" office:value="11.5016">
                <text:p>11.5016</text:p>
              </table:table-cell>
              <table:table-cell office:value-type="float" office:value="10.7766">
                <text:p>10.7766</text:p>
              </table:table-cell>
              <table:table-cell office:value-type="float" office:value="11.342">
                <text:p>11.342</text:p>
              </table:table-cell>
              <table:table-cell office:value-type="float" office:value="10.5612">
                <text:p>10.5612</text:p>
              </table:table-cell>
              <table:table-cell office:value-type="float" office:value="10.6436">
                <text:p>10.6436</text:p>
              </table:table-cell>
              <table:table-cell office:value-type="float" office:value="10.5845">
                <text:p>10.5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743">
                <text:p>10.8743</text:p>
              </table:table-cell>
              <table:table-cell office:value-type="float" office:value="11.1439">
                <text:p>11.1439</text:p>
              </table:table-cell>
              <table:table-cell office:value-type="float" office:value="10.4391">
                <text:p>10.4391</text:p>
              </table:table-cell>
              <table:table-cell office:value-type="float" office:value="9.07784">
                <text:p>9.07784</text:p>
              </table:table-cell>
              <table:table-cell office:value-type="float" office:value="14.2108">
                <text:p>14.2108</text:p>
              </table:table-cell>
              <table:table-cell office:value-type="float" office:value="10.4391">
                <text:p>10.4391</text:p>
              </table:table-cell>
              <table:table-cell office:value-type="float" office:value="10.1989">
                <text:p>10.1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671">
                <text:p>10.1671</text:p>
              </table:table-cell>
              <table:table-cell office:value-type="float" office:value="11.1636">
                <text:p>11.1636</text:p>
              </table:table-cell>
              <table:table-cell office:value-type="float" office:value="10.1523">
                <text:p>10.1523</text:p>
              </table:table-cell>
              <table:table-cell office:value-type="float" office:value="10.4612">
                <text:p>10.4612</text:p>
              </table:table-cell>
              <table:table-cell office:value-type="float" office:value="11.0452">
                <text:p>11.0452</text:p>
              </table:table-cell>
              <table:table-cell office:value-type="float" office:value="9.5804">
                <text:p>9.5804</text:p>
              </table:table-cell>
              <table:table-cell office:value-type="float" office:value="9.81358">
                <text:p>9.813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44764">
                <text:p>9.44764</text:p>
              </table:table-cell>
              <table:table-cell office:value-type="float" office:value="10.5169">
                <text:p>10.5169</text:p>
              </table:table-cell>
              <table:table-cell office:value-type="float" office:value="9.25534">
                <text:p>9.25534</text:p>
              </table:table-cell>
              <table:table-cell office:value-type="float" office:value="11.6823">
                <text:p>11.6823</text:p>
              </table:table-cell>
              <table:table-cell office:value-type="float" office:value="10.1474">
                <text:p>10.1474</text:p>
              </table:table-cell>
              <table:table-cell office:value-type="float" office:value="8.87894">
                <text:p>8.87894</text:p>
              </table:table-cell>
              <table:table-cell office:value-type="float" office:value="9.06448">
                <text:p>9.06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624">
                <text:p>10.6624</text:p>
              </table:table-cell>
              <table:table-cell office:value-type="float" office:value="11.7624">
                <text:p>11.7624</text:p>
              </table:table-cell>
              <table:table-cell office:value-type="float" office:value="11.3881">
                <text:p>11.3881</text:p>
              </table:table-cell>
              <table:table-cell office:value-type="float" office:value="9.73863">
                <text:p>9.73863</text:p>
              </table:table-cell>
              <table:table-cell office:value-type="float" office:value="12.3189">
                <text:p>12.3189</text:p>
              </table:table-cell>
              <table:table-cell office:value-type="float" office:value="9.00486">
                <text:p>9.00486</text:p>
              </table:table-cell>
              <table:table-cell office:value-type="float" office:value="8.974">
                <text:p>8.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